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BD000000FC08B1D715642936ECD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9.292cm, 4.942cm, 27.45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.482cm" svg:height="10.869cm" svg:x="2.418cm" svg:y="0.431cm">
          <draw:image xlink:href="Pictures/1000000000000BD000000FC08B1D715642936ECD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9-25T18:13:54.459407934</dc:date>
    <meta:editing-duration>PT2M24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